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6000001EEE222980D86A19665.png" manifest:media-type="image/png"/>
  <manifest:file-entry manifest:full-path="Pictures/10000201000001E6000001EE8C57AA276CCF9ACC.png" manifest:media-type="image/png"/>
  <manifest:file-entry manifest:full-path="Pictures/10000201000001C2000001DA84C546364730CDA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1" style:family="paragraph">
      <style:text-properties fo:font-size="40pt" style:font-size-asian="32pt" style:font-size-complex="32pt"/>
    </style:style>
    <style:style style:name="P2" style:family="paragraph">
      <loext:graphic-properties draw:fill-color="#ffffff"/>
      <style:text-properties fo:font-size="40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Minecraf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Come usare le coordinate</text:span></text:p>
            <text:p text:style-name="P1"><text:span text:style-name="T1">per disegn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frame draw:style-name="gr2" draw:text-style-name="P4" draw:layer="layout" svg:width="17.089cm" svg:height="18cm" svg:x="5.227cm" svg:y="1.2cm">
          <draw:image xlink:href="Pictures/10000201000001C2000001DA84C546364730CD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gr2" draw:text-style-name="P4" draw:layer="layout" svg:width="18.496cm" svg:height="18.8cm" svg:x="4.904cm" svg:y="1cm">
          <draw:image xlink:href="Pictures/10000201000001E6000001EE8C57AA276CCF9A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frame draw:style-name="gr2" draw:text-style-name="P4" draw:layer="layout" svg:width="17.234cm" svg:height="18.114cm" svg:x="5cm" svg:y="1.4cm">
          <draw:image xlink:href="Pictures/10000201000001D6000001EEE222980D86A196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3:58:43.516644466</meta:creation-date>
    <dc:date>2019-10-01T14:37:11.398568417</dc:date>
    <meta:editing-duration>PT38M27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